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df3bc6" officeooo:paragraph-rsid="00df3bc6"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officeooo:rsid="00dfcea5" officeooo:paragraph-rsid="00dfcea5"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0e139b3" officeooo:paragraph-rsid="00e139b3"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313c0" officeooo:paragraph-rsid="00e313c0"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e5b8c5" officeooo:paragraph-rsid="00e5b8c5"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41d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1"/>
      <text:p text:style-name="P141">Prog_0</text:p>
      <text:p text:style-name="P142">Proj_1</text:p>
      <text:p text:style-name="P142">Proj_2</text:p>
      <text:p text:style-name="P143">Proj_3</text:p>
      <text:p text:style-name="P144">Proj_4</text:p>
      <text:p text:style-name="P145">Proj_5<text:line-break/><text:span text:style-name="T91">Proj_6</text:span></text:p>
      <text:p text:style-name="P146">Proj_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0T13:03:53.764815100</dc:date>
    <meta:editing-duration>P1DT9H21M3S</meta:editing-duration>
    <meta:editing-cycles>103</meta:editing-cycles>
    <meta:document-statistic meta:table-count="2" meta:image-count="4" meta:object-count="0" meta:page-count="9" meta:paragraph-count="262" meta:word-count="2076" meta:character-count="12545" meta:non-whitespace-character-count="10480"/>
  </office:meta>
</office:document-meta>
</file>